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style:font-name="Times New Roman" fo:language="en" fo:country="US" style:language-asian="none" style:country-asian="none" style:font-name-complex="Times New Roman" style:font-size-complex="12pt" style:language-complex="he" style:country-complex="IL"/>
    </style:style>
    <style:style style:name="P5" style:family="paragraph" style:parent-style-name="Standard">
      <style:text-properties fo:language="pl" fo:country="PL"/>
    </style:style>
    <style:style style:name="P6" style:family="paragraph" style:parent-style-name="Standard">
      <style:text-properties officeooo:rsid="000ecb38" officeooo:paragraph-rsid="000ecb38"/>
    </style:style>
    <style:style style:name="P7" style:family="paragraph" style:parent-style-name="Standard">
      <style:text-properties officeooo:rsid="000f0722" officeooo:paragraph-rsid="000f0722"/>
    </style:style>
    <style:style style:name="P8" style:family="paragraph" style:parent-style-name="Standard">
      <style:paragraph-properties fo:break-before="page"/>
    </style:style>
    <style:style style:name="P9" style:family="paragraph" style:parent-style-name="Autor_20_dokumenta">
      <style:text-properties officeooo:rsid="000ecb38" officeooo:paragraph-rsid="000ecb38"/>
    </style:style>
    <style:style style:name="P10" style:family="paragraph" style:parent-style-name="Naslov_20_dokumenta">
      <style:text-properties fo:font-size="14pt" style:font-size-asian="14pt" style:font-size-complex="14pt"/>
    </style:style>
    <style:style style:name="P11" style:family="paragraph" style:parent-style-name="Naslov_20_dokumenta">
      <style:text-properties officeooo:rsid="000ecb38" officeooo:paragraph-rsid="000ecb38"/>
    </style:style>
    <style:style style:name="P12" style:family="paragraph" style:parent-style-name="Standard">
      <style:text-properties fo:language="pl" fo:country="PL" officeooo:rsid="000fd6b0" officeooo:paragraph-rsid="000fd6b0"/>
    </style:style>
    <style:style style:name="P13" style:family="paragraph" style:parent-style-name="Standard">
      <style:text-properties fo:language="pl" fo:country="PL" officeooo:rsid="00124a91" officeooo:paragraph-rsid="00124a91"/>
    </style:style>
    <style:style style:name="P14" style:family="paragraph" style:parent-style-name="Standard">
      <style:text-properties officeooo:rsid="000fd6b0" officeooo:paragraph-rsid="000fd6b0"/>
    </style:style>
    <style:style style:name="P15" style:family="paragraph" style:parent-style-name="Heading_20_1">
      <style:text-properties fo:language="pl" fo:country="PL" officeooo:rsid="000fd6b0" officeooo:paragraph-rsid="000fd6b0"/>
    </style:style>
    <style:style style:name="P16" style:family="paragraph" style:parent-style-name="Heading_20_1" style:master-page-name="Convert_20_1">
      <style:paragraph-properties style:page-number="auto"/>
    </style:style>
    <style:style style:name="P17" style:family="paragraph" style:parent-style-name="Naslov_20_dokumenta" style:master-page-name="Standard">
      <style:paragraph-properties style:page-number="1"/>
      <style:text-properties fo:font-size="14pt" fo:font-weight="normal" style:font-size-asian="14pt" style:font-weight-asian="normal" style:font-size-complex="14pt" style:font-weight-complex="bold"/>
    </style:style>
    <style:style style:name="P18" style:family="paragraph" style:parent-style-name="Naslov_20_dokumenta">
      <style:text-properties fo:font-size="14pt" style:font-size-asian="14pt" style:font-size-complex="14pt"/>
    </style:style>
    <style:style style:name="T1" style:family="text">
      <style:text-properties fo:font-style="normal" style:font-style-asian="normal" style:font-style-complex="italic"/>
    </style:style>
    <style:style style:name="T2" style:family="text">
      <style:text-properties style:font-name="Times New Roman" fo:language="en" fo:country="US" style:language-asian="none" style:country-asian="none" style:font-name-complex="Times New Roman" style:font-size-complex="12pt" style:language-complex="he" style:country-complex="IL"/>
    </style:style>
    <style:style style:name="T3" style:family="text">
      <style:text-properties fo:language="pl" fo:country="PL"/>
    </style:style>
    <style:style style:name="T4" style:family="text">
      <style:text-properties fo:language="pl" fo:country="PL" style:language-asian="none" style:country-asian="none"/>
    </style:style>
    <style:style style:name="T5" style:family="text">
      <style:text-properties fo:language="pl" fo:country="PL" officeooo:rsid="000fd6b0"/>
    </style:style>
    <style:style style:name="T6" style:family="text">
      <style:text-properties officeooo:rsid="000ecb38"/>
    </style:style>
    <style:style style:name="T7" style:family="text">
      <style:text-properties officeooo:rsid="000f0722"/>
    </style:style>
    <style:style style:name="T8" style:family="text">
      <style:text-properties officeooo:rsid="0010554e"/>
    </style:style>
    <style:style style:name="T9" style:family="text"/>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VEUČILIŠTE U ZAGREBU</text:p>
      <text:p text:style-name="P10">FAKULTET ELEKTROTEHNIKE I RAČUNARSTVA</text:p>
      <text:p text:style-name="P2"/>
      <text:p text:style-name="Standard"/>
      <text:p text:style-name="Standard"/>
      <text:p text:style-name="Standard"/>
      <text:p text:style-name="Standard"/>
      <text:p text:style-name="Standard"/>
      <text:p text:style-name="Standard"/>
      <text:p text:style-name="Standard"/>
      <text:p text:style-name="Standard"/>
      <text:p text:style-name="P10">SEMINAR</text:p>
      <text:p text:style-name="P2"/>
      <text:p text:style-name="P11">Deep Dream za vizualizaciju neuronskih mreža</text:p>
      <text:p text:style-name="P9">Daniel Bratulić</text:p>
      <text:p text:style-name="Autor_20_dokumenta"><text:span text:style-name="T1">Voditelj:</text:span> <text:span text:style-name="T6">Tomislav Hrkać</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Mjesto_20_i_20_datum">Zagreb, mjesec, godina</text:p>
      <text:p text:style-name="P8"/>
      <text:p text:style-name="Standard"/>
      <text:p text:style-name="Standard"/>
      <text:p text:style-name="P3">Sadržaj</text:p>
      <text:p text:style-name="P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66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59987575" text:style-name="Index_20_Link" text:visited-style-name="Index_20_Link">1.</text:a><text:a xlink:type="simple" xlink:href="#__RefHeading___Toc159987575" text:style-name="Index_20_Link" text:visited-style-name="Index_20_Link"><text:span text:style-name="T2"><text:tab/></text:span></text:a><text:a xlink:type="simple" xlink:href="#__RefHeading___Toc159987575" text:style-name="Index_20_Link" text:visited-style-name="Index_20_Link">Uvod<text:tab/>1</text:a></text:p>
          <text:p text:style-name="Contents_20_1"><text:a xlink:type="simple" xlink:href="#__RefHeading___Toc159987576" text:style-name="Index_20_Link" text:visited-style-name="Index_20_Link"><text:span text:style-name="T4">2.</text:span></text:a><text:a xlink:type="simple" xlink:href="#__RefHeading___Toc159987576" text:style-name="Index_20_Link" text:visited-style-name="Index_20_Link"><text:span text:style-name="T2"><text:tab/></text:span></text:a><text:a xlink:type="simple" xlink:href="#__RefHeading___Toc159987576" text:style-name="Index_20_Link" text:visited-style-name="Index_20_Link"><text:span text:style-name="T4">Seminarski rad</text:span></text:a><text:a xlink:type="simple" xlink:href="#__RefHeading___Toc159987576" text:style-name="Index_20_Link" text:visited-style-name="Index_20_Link"><text:tab/>2</text:a></text:p>
          <text:p text:style-name="Contents_20_1"><text:a xlink:type="simple" xlink:href="#__RefHeading___Toc159987577" text:style-name="Index_20_Link" text:visited-style-name="Index_20_Link">3.</text:a><text:a xlink:type="simple" xlink:href="#__RefHeading___Toc159987577" text:style-name="Index_20_Link" text:visited-style-name="Index_20_Link"><text:span text:style-name="T2"><text:tab/></text:span></text:a><text:a xlink:type="simple" xlink:href="#__RefHeading___Toc159987577" text:style-name="Index_20_Link" text:visited-style-name="Index_20_Link">Zaključak<text:tab/>3</text:a></text:p>
          <text:p text:style-name="Contents_20_1"><text:a xlink:type="simple" xlink:href="#__RefHeading___Toc159987578" text:style-name="Index_20_Link" text:visited-style-name="Index_20_Link">4.</text:a><text:a xlink:type="simple" xlink:href="#__RefHeading___Toc159987578" text:style-name="Index_20_Link" text:visited-style-name="Index_20_Link"><text:span text:style-name="T2"><text:tab/></text:span></text:a><text:a xlink:type="simple" xlink:href="#__RefHeading___Toc159987578" text:style-name="Index_20_Link" text:visited-style-name="Index_20_Link">Literatura<text:tab/>4</text:a></text:p>
          <text:p text:style-name="Contents_20_1"><text:a xlink:type="simple" xlink:href="#__RefHeading___Toc159987579" text:style-name="Index_20_Link" text:visited-style-name="Index_20_Link">5.</text:a><text:a xlink:type="simple" xlink:href="#__RefHeading___Toc159987579" text:style-name="Index_20_Link" text:visited-style-name="Index_20_Link"><text:span text:style-name="T2"><text:tab/></text:span></text:a><text:a xlink:type="simple" xlink:href="#__RefHeading___Toc159987579" text:style-name="Index_20_Link" text:visited-style-name="Index_20_Link">Sažetak<text:tab/>5</text:a></text:p>
        </text:index-body>
      </text:table-of-content>
      <text:p text:style-name="P4"/>
      <text:p text:style-name="Standard"/>
      <text:section text:style-name="Sect2" text:name="Section1">
        <text:p text:style-name="Standard"/>
        <text:h text:style-name="P16" text:outline-level="1"><text:bookmark-start text:name="__RefHeading___Toc159987575"/>Uvod<text:bookmark-end text:name="__RefHeading___Toc159987575"/></text:h>
        <text:p text:style-name="P6">Zadatak ovog seminarskog rada je pokušati shvatiti što se događa u skrivenim slojevima dubokih neuronskih mreža. Takav stil strojnog učenja, ili prikladnije nazvanog dubokog učenja je danas sve veći hit u svijetu i jedna od najboljih i najkorištenijih tehnika u području računalnog vida. Uz računalni vid, duboko učenje je vrlo primjenjeno u obradi zvuka i teksta.</text:p>
        <text:p text:style-name="P6">Pokušavam riješiti ovaj zadatak jer iako su duboke neuronske mreže vrlo popularne i <text:s/>vrlo uspješne u rješavanju raznih klasifikacijskih zadataka, još uvijek postoji pitanje kako točno izgledaju značajke skrivenih slojeva te što su zapravo te značajke. </text:p>
        <text:p text:style-name="P6">Samo nekoliko radova u posljednjih pet godina (u koje je duboko učenje zadobilo veliku popularnost) se dotaklo te teme, a u ovom radu dotaknut ću se blog objave koju su napisali suradnici u Googleu, nazvana Inceptionism (referenca). </text:p>
        <text:p text:style-name="P6">Za rješavanje ovog problema koristit ću programski alat tensorflow(referenca) te jupyter bilježnice(referenca) u kojima ću prikazati svoj kod. Tensorflow je danas jedan od vodećih "open source" programskih paketa za strojno učenje. Dostupan je u jezicima Python i C++ te se trenutno radi na podršci za jezik Java. U ovom radu koristit ću podršku za programski jezik Python.</text:p>
        <text:p text:style-name="P6">Organizacija ostatka rada će biti strukturirana na sljedeći način, u prvom poglavlju opisat ću podrobnije opisati principe dubokog učenja i neuronskih mreža te u čemu se oni zapravo razlikuju od dosadašnjih tehnika strojnog učenja, također navesti ću <text:span text:style-name="T7">prednosti i mane dubokih neuronskih mreža. </text:span></text:p>
        <text:p text:style-name="P7">Sljedeće poglavlje biti će zaduženo za pobliži pogled na Tensorflow. Opisat ću na koji način funkcionira te priložiti nekoliko jednostavnih isječaka koda koji predstavljaju neki jednostavan posao. Za to ću koristiti neke prednaučene modele, poput onog modela koji je naučen na skupu podataka za natjecanje ImageNet (referenca), najveće natjecanje u području računalnog vida. Opisat ću također ukratko i Jupyter Notebook paket/sučelje u sklopu ovog poglavlja pošto je to okolina u kojoj ću raditi.</text:p>
        <text:p text:style-name="P7">Treće poglavlje, i posljednje veliko poglavlje će se dotaknuti analize samih pristupa vizualizaciji skrivenih slojeva neuronske mreže, odnosno "Deep Dreaming"-a. Uz to, napravit ću osvrt na nekoliko ostalih radova koji su se bavili tematikom vizualizacije i analize skrivenih slojeva dubokih neuronskih mreža.</text:p>
        <text:p text:style-name="P7">Na kraju su, kao i uvijek, zaključak i literatura.</text:p>
        <text:p text:style-name="Standard"/>
        <text:p text:style-name="Standard"/>
        <text:p text:style-name="Standard"/>
        <text:p text:style-name="Standard"/>
        <text:h text:style-name="P15" text:outline-level="1"><text:bookmark-start text:name="__RefHeading___Toc159987576"/>Duboko učenje<text:bookmark-end text:name="__RefHeading___Toc159987576"/></text:h>
        <text:p text:style-name="P14"><text:span text:style-name="T5">D</text:span><text:span text:style-name="T3">uboko učenje je grana strojnog učenja koja koristi niz slojeva koji imaju nelinearne jedinice za ekstrakciju značajki na slikama ili nekim drugim podacima. Svaki sljedeći sloj koristi izlaz prethodng sloja kao ulaz.</text:span></text:p>
        <text:p text:style-name="P12">Metode dubokog učenja uklanjaju potrebu za potražnjom i ekstrakcijom značajki tako što se podaci translatiraju u prikladnije reprezntacije slično poput pr<text:span text:style-name="T8">incipalnih komponenti. (Wikipedia)</text:span></text:p>
        <text:p text:style-name="P13">Neke od najuspješnijih metoda dubokog učenja su umjetne neuronske mreže. --- nešto o tome</text:p>
        <text:p text:style-name="P5"/>
        <text:p text:style-name="P5"/>
        <text:p text:style-name="P5"/>
        <text:p text:style-name="P5"/>
        <text:h text:style-name="Heading_20_1" text:outline-level="1"><text:bookmark-start text:name="__RefHeading___Toc159987577"/>Zaključak<text:bookmark-end text:name="__RefHeading___Toc159987577"/></text:h>
        <text:p text:style-name="Standard"/>
        <text:p text:style-name="Standard"/>
        <text:p text:style-name="Standard"/>
        <text:p text:style-name="Standard"/>
        <text:p text:style-name="Standard"/>
        <text:h text:style-name="Heading_20_1" text:outline-level="1"><text:bookmark-start text:name="__RefHeading___Toc159987578"/>Literatura<text:bookmark-end text:name="__RefHeading___Toc159987578"/></text:h>
        <text:p text:style-name="Standard"/>
        <text:p text:style-name="Standard"/>
        <text:p text:style-name="Standard"/>
        <text:p text:style-name="Standard"/>
        <text:p text:style-name="Standard"/>
        <text:h text:style-name="Heading_20_1" text:outline-level="1"><text:bookmark-start text:name="__RefHeading___Toc159987579"/>Sažetak<text:bookmark-end text:name="__RefHeading___Toc159987579"/></text:h>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Arial" fo:font-family="Arial" style:font-family-generic="swiss" style:font-pitch="variable" fo:font-size="12pt" fo:language="hr" fo:country="H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margin-top="0.1665in" fo:margin-bottom="0.0835in" loext:contextual-spacing="false" fo:text-align="center" style:justify-single-word="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break-before="page"/>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5in" fo:margin-bottom="0.1252in"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kod" style:family="paragraph" style:parent-style-name="Standard">
      <style:paragraph-properties fo:margin-left="0.4917in" fo:margin-right="0in" fo:margin-top="0.1665in" fo:margin-bottom="0.1665in" loext:contextual-spacing="false" fo:line-height="100%" fo:text-indent="0in" style:auto-text-indent="false"/>
      <style:text-properties style:font-name="Courier New" fo:font-family="'Courier New'" style:font-family-generic="modern" fo:font-size="11pt" style:font-size-asian="11pt" style:font-name-complex="Courier New" style:font-family-complex="'Courier New'" style:font-family-generic-complex="modern"/>
    </style:style>
    <style:style style:name="Naslov_20_tablice" style:display-name="Naslov tablice" style:family="paragraph" style:parent-style-name="Standard" style:next-style-name="Standard">
      <style:paragraph-properties fo:margin-top="0.1665in" fo:margin-bottom="0.1665in" loext: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Slika" style:family="paragraph" style:parent-style-name="Standard" style:next-style-name="Naslov_20_slike">
      <style:paragraph-properties fo:margin-top="0.1665in" fo:margin-bottom="0.1665in" loext:contextual-spacing="false" fo:text-align="center" style:justify-single-word="false"/>
      <style:text-properties fo:font-size="11pt" fo:language="none" fo:country="none" style:font-size-asian="11pt" style:language-asian="none" style:country-asian="none"/>
    </style:style>
    <style:style style:name="Mjesto_20_i_20_datum" style:display-name="Mjesto i datum" style:family="paragraph" style:parent-style-name="Standard">
      <style:paragraph-properties fo:text-align="center" style:justify-single-word="false"/>
      <style:text-properties fo:font-size="14pt" style:font-size-asian="14pt"/>
    </style:style>
    <style:style style:name="Contents_20_1" style:display-name="Contents 1" style:family="paragraph" style:parent-style-name="Standard" style:next-style-name="Standard" style:class="index">
      <style:paragraph-properties fo:margin-top="0.1665in" fo:margin-bottom="0.0835in" loext:contextual-spacing="false">
        <style:tab-stops>
          <style:tab-stop style:position="0.3335in"/>
          <style:tab-stop style:position="6.2917in" style:type="right" style:leader-style="dotted" style:leader-text="."/>
        </style:tab-stops>
      </style:paragraph-properties>
      <style:text-properties fo:language="none" fo:country="none" style:language-asian="none" style:country-asian="none" style:font-name-complex="Arial" style:font-family-complex="Arial" style:font-family-generic-complex="swiss" style:font-pitch-complex="variable"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17in"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in"/>
          <style:tab-stop style:position="6.2917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Naslov_20_slike" style:display-name="Naslov slike" style:family="paragraph" style:parent-style-name="Standard" style:next-style-name="Standard">
      <style:paragraph-properties fo:margin-top="0.1665in" fo:margin-bottom="0.1665in" loext:contextual-spacing="false" fo:text-align="center" style:justify-single-word="false"/>
      <style:text-properties fo:language="none" fo:country="none" fo:font-style="italic" style:language-asian="none" style:country-asian="none" style:font-style-asian="italic" style:font-name-complex="Arial" style:font-family-complex="Arial" style:font-family-generic-complex="swiss" style:font-pitch-complex="variable" style:font-size-complex="11pt"/>
    </style:style>
    <style:style style:name="Autor_20_dokumenta" style:display-name="Autor dokumenta" style:family="paragraph" style:parent-style-name="Standard" style:next-style-name="Heading_20_1">
      <style:paragraph-properties fo:margin-top="0.1665in" fo:margin-bottom="0.1665in" loext:contextual-spacing="false" fo:text-align="center" style:justify-single-word="false"/>
      <style:text-properties fo:font-style="italic" style:font-style-asian="italic" style:font-weight-complex="bold"/>
    </style:style>
    <style:style style:name="Naslov_20_dokumenta" style:display-name="Naslov dokumenta" style:family="paragraph" style:parent-style-name="Standard" style:next-style-name="Autor_20_dokumenta">
      <style:paragraph-properties fo:margin-top="0.1665in" fo:margin-bottom="0.1665in" loext:contextual-spacing="false" fo:text-align="center" style:justify-single-word="false"/>
      <style:text-properties fo:font-size="18pt" fo:font-weight="bold" style:font-size-asian="18pt" style:font-weight-asian="bold"/>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Mjesto_20_i_20_datum_20_Char" style:display-name="Mjesto i datum Char" style:family="text" style:parent-style-name="Default_20_Paragraph_20_Font">
      <style:text-properties style:font-name="Arial" fo:font-family="Arial" style:font-family-generic="swiss" style:font-pitch="variable" fo:font-size="14pt" fo:language="hr" fo:country="HR" style:font-size-asian="14pt" style:font-name-complex="Arial" style:font-family-complex="Arial" style:font-family-generic-complex="swiss" style:font-pitch-complex="variable" style:font-size-complex="12pt" style:language-complex="ar" style:country-complex="SA"/>
    </style:style>
    <style:style style:name="hiperlink" style:family="text" style:parent-style-name="Default_20_Paragraph_20_Font">
      <style:text-properties fo:color="#0000ff" style:font-name="Arial" fo:font-family="Arial" style:font-family-generic="swiss" style:font-pitch="variable" fo:font-size="11pt" fo:language="hr" fo:country="HR" style:text-underline-style="solid" style:text-underline-width="auto" style:text-underline-color="font-color" style:font-size-asian="11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1972in" fo:text-indent="-0.1972in" fo:margin-left="0.2756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48in" fo:text-indent="-0.0654in" fo:margin-left="0.3154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744in" fo:text-indent="-0.25in" fo:margin-left="0.8744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3744in" fo:text-indent="-0.25in" fo:margin-left="1.3744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8744in" fo:text-indent="-0.25in" fo:margin-left="1.8744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3744in" fo:text-indent="-0.25in" fo:margin-left="2.3744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8744in" fo:text-indent="-0.25in" fo:margin-left="2.8744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3744in" fo:text-indent="-0.25in" fo:margin-left="3.3744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8744in" fo:text-indent="-0.25in" fo:margin-left="3.874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3744in" fo:text-indent="-0.25in" fo:margin-left="4.374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8744in" fo:text-indent="-0.25in" fo:margin-left="4.87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bullet text:level="2" text:style-name="WW8Num31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1811in" fo:margin-bottom="1.1811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2in" fo:margin-bottom="0.472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header-footer-properties fo:min-height="0.7091in" fo:margin-left="0in" fo:margin-right="0in" fo:margin-top="0.670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text:p text:style-name="Standard"/>
      </style:header>
      <style:footer>
        <text:p text:style-name="MP1"><text:span text:style-name="Page_20_Number"><text:page-number text:select-page="current">7</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eučilište u Zagrebu</dc:title>
    <meta:initial-creator>Sinisa Tomic</meta:initial-creator>
    <meta:creation-date>2007-02-15T17:51:00</meta:creation-date>
    <dc:date>2017-04-03T15:57:06.626358289</dc:date>
    <meta:print-date>2007-02-23T12:47:00</meta:print-date>
    <meta:editing-cycles>26</meta:editing-cycles>
    <meta:editing-duration>PT1H7M27S</meta:editing-duration>
    <meta:generator>LibreOffice/5.3.1.2$Linux_X86_64 LibreOffice_project/30m0$Build-2</meta:generator>
    <meta:document-statistic meta:table-count="0" meta:image-count="0" meta:object-count="0" meta:page-count="7" meta:paragraph-count="30" meta:word-count="473" meta:character-count="3164" meta:non-whitespace-character-count="2722"/>
  </office:meta>
</office:document-meta>
</file>